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97114" officeooo:paragraph-rsid="00097114"/>
    </style:style>
    <style:style style:name="P2" style:family="paragraph" style:parent-style-name="Text_20_body">
      <style:text-properties officeooo:paragraph-rsid="00097114"/>
    </style:style>
    <style:style style:name="P3" style:family="paragraph" style:parent-style-name="Subtitle">
      <style:text-properties style:font-name="Liberation Sans" fo:font-size="18pt" officeooo:rsid="000e2e15" officeooo:paragraph-rsid="000fdfc8" style:font-name-asian="Noto Sans CJK SC" style:font-size-asian="18pt" style:font-name-complex="Lohit Devanagari" style:font-size-complex="18pt"/>
    </style:style>
    <style:style style:name="P4" style:family="paragraph" style:parent-style-name="Title">
      <style:text-properties style:font-name="Liberation Sans" fo:font-size="28pt" fo:font-weight="bold" officeooo:rsid="000e2e15" officeooo:paragraph-rsid="000fdfc8" style:font-name-asian="Noto Sans CJK SC" style:font-size-asian="28pt" style:font-weight-asian="bold" style:font-name-complex="Lohit Devanagari" style:font-size-complex="28pt" style:font-weight-complex="bol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udum Dare 46</text:p>
      <text:p text:style-name="P3">“Keep It Alive”</text:p>
      <text:h text:style-name="Heading_20_1" text:outline-level="1">Game Identity</text:h>
      <text:p text:style-name="P1">List your single sentence description of the game that you will use to guide design decisions. (Example: Stylized action platformer about a meatball fighting the dinner table.)</text:p>
      <text:h text:style-name="Heading_20_1" text:outline-level="1">Design Pillars</text:h>
      <text:p text:style-name="Text_20_body">List up to 3 words/phrases that convey the feeling or emotion you want the player to experience. (Example: Fast. Action-packed. Mayhem.)</text:p>
      <text:h text:style-name="Heading_20_1" text:outline-level="1">Genre / Story / Mechanics Summary</text:h>
      <text:p text:style-name="Text_20_body">List what the game is from a gameplay and/or story perspective. (Example: This game uses a unique swinging rope mechanic to tell a story about what it means to be a meatball...)</text:p>
      <text:h text:style-name="Heading_20_1" text:outline-level="1">Features</text:h>
      <text:p text:style-name="Text_20_body">List the cool features or unique elements that you want to include in your game.</text:p>
      <text:h text:style-name="Heading_20_1" text:outline-level="1">Interface</text:h>
      <text:p text:style-name="Text_20_body">List the player input method, the controls, and how the player interacts with your game.</text:p>
      <text:h text:style-name="Heading_20_1" text:outline-level="1">Art Style</text:h>
      <text:p text:style-name="Text_20_body">Include references to lots of images and games that have a similar aesthetic to what you're trying to achieve. </text:p>
      <text:h text:style-name="Heading_20_1" text:outline-level="1">Music / Sound</text:h>
      <text:p text:style-name="Text_20_body">Include links to music and sound design similar to What you're trying to achieve. You can also list the emotional responses that the sound should invoke in the player.</text:p>
      <text:h text:style-name="Heading_20_1" text:outline-level="1">Development Roadmap / Launch Criteria </text:h>
      <text:section text:style-name="Sect1" text:name="Section1">
        <text:p text:style-name="Text_20_body">Platform: Steam / Google Play / iOS / Web.</text:p>
        <text:p text:style-name="P2">Audience: Age / gender / interests.</text:p>
        <text:p text:style-name="Text_20_body">Milestone 1: Mechanics complete - 0/0/00</text:p>
        <text:p text:style-name="Text_20_body">Milestone 2: Boss fights complete - 0/0/00</text:p>
        <text:p text:style-name="Text_20_body"><text:soft-page-break/>Milestone 3: Levels complete - <text:s/>0/0/00</text:p>
        <text:p text:style-name="Text_20_body">Milestone 4: Polish complete - 0/0/00</text:p>
        <text:p text:style-name="Text_20_body">---------------------------</text:p>
        <text:p text:style-name="Text_20_body">Launch Day: 0/0/00</text:p>
      </text:section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2T19:13:14.752044512</meta:creation-date>
    <dc:date>2020-04-18T10:18:52.881359407</dc:date>
    <meta:editing-duration>PT17M20S</meta:editing-duration>
    <meta:editing-cycles>6</meta:editing-cycles>
    <meta:generator>LibreOffice/6.4.1.2$Linux_X86_64 LibreOffice_project/40$Build-2</meta:generator>
    <meta:document-statistic meta:table-count="0" meta:image-count="0" meta:object-count="0" meta:page-count="2" meta:paragraph-count="25" meta:word-count="230" meta:character-count="1379" meta:non-whitespace-character-count="1171"/>
  </office:meta>
</office:document-meta>
</file>